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ContentHandlerProxy.getContent( URLConnection url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HandlersContentHandlerProxy.URLHandlersContentHandlerProxy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ContentHandlerProxy.getContentHandler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